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ousine" officeooo:rsid="001c7404" officeooo:paragraph-rsid="001c7404"/>
    </style:style>
    <style:style style:name="P2" style:family="paragraph" style:parent-style-name="Standard">
      <style:text-properties style:font-name="Cousine" officeooo:rsid="001c7404" officeooo:paragraph-rsid="001c7404"/>
    </style:style>
    <style:style style:name="P3" style:family="paragraph" style:parent-style-name="Standard">
      <style:paragraph-properties fo:text-align="center" style:justify-single-word="false"/>
      <style:text-properties style:font-name="Cousine" fo:font-size="24pt" officeooo:rsid="001c7404" officeooo:paragraph-rsid="001c7404" style:font-size-asian="24pt" style:font-size-complex="24pt"/>
    </style:style>
    <style:style style:name="P4" style:family="paragraph" style:parent-style-name="Standard">
      <style:text-properties style:font-name="Cousine" fo:font-size="18pt" officeooo:rsid="001c7404" officeooo:paragraph-rsid="001c7404" style:font-size-asian="18pt" style:font-size-complex="18pt"/>
    </style:style>
    <style:style style:name="P5" style:family="paragraph" style:parent-style-name="Standard">
      <style:text-properties style:font-name="Cousine" fo:font-size="18pt" fo:font-weight="normal" officeooo:rsid="001e867c" officeooo:paragraph-rsid="001d8535" style:font-size-asian="18pt" style:font-weight-asian="normal" style:font-size-complex="18pt" style:font-weight-complex="normal"/>
    </style:style>
    <style:style style:name="P6" style:family="paragraph" style:parent-style-name="Standard">
      <style:text-properties style:font-name="Cousine" fo:font-size="18pt" fo:font-weight="normal" officeooo:rsid="001d8535" officeooo:paragraph-rsid="001d8535" style:font-size-asian="18pt" style:font-weight-asian="normal" style:font-size-complex="18pt" style:font-weight-complex="normal"/>
    </style:style>
    <style:style style:name="P7" style:family="paragraph" style:parent-style-name="Standard">
      <style:text-properties style:font-name="Cousine" fo:font-size="18pt" fo:font-weight="normal" officeooo:rsid="0021c1f4" officeooo:paragraph-rsid="0021c1f4" style:font-size-asian="18pt" style:font-weight-asian="normal" style:font-size-complex="18pt" style:font-weight-complex="normal"/>
    </style:style>
    <style:style style:name="P8" style:family="paragraph" style:parent-style-name="Standard">
      <style:text-properties style:font-name="Cousine" fo:font-size="18pt" fo:font-weight="normal" officeooo:rsid="0021ff9e" officeooo:paragraph-rsid="0021ff9e" style:font-size-asian="18pt" style:font-weight-asian="normal" style:font-size-complex="18pt" style:font-weight-complex="normal"/>
    </style:style>
    <style:style style:name="P9" style:family="paragraph" style:parent-style-name="Standard">
      <style:text-properties style:font-name="Cousine" officeooo:rsid="0021ff9e" officeooo:paragraph-rsid="0021ff9e"/>
    </style:style>
    <style:style style:name="P10" style:family="paragraph" style:parent-style-name="Standard">
      <style:text-properties style:font-name="Cousine" officeooo:rsid="001c8e82" officeooo:paragraph-rsid="001c8e82"/>
    </style:style>
    <style:style style:name="P11" style:family="paragraph" style:parent-style-name="Standard">
      <style:text-properties style:font-name="Cousine" fo:font-weight="bold" officeooo:rsid="001c8e82" officeooo:paragraph-rsid="001c8e82" style:font-weight-asian="bold" style:font-weight-complex="bold"/>
    </style:style>
    <style:style style:name="P12" style:family="paragraph" style:parent-style-name="Standard">
      <style:text-properties style:font-name="Cousine" fo:font-weight="bold" officeooo:rsid="001c8e82" officeooo:paragraph-rsid="001e7285" style:font-weight-asian="bold" style:font-weight-complex="bold"/>
    </style:style>
    <style:style style:name="P13" style:family="paragraph" style:parent-style-name="Standard">
      <style:text-properties style:font-name="Cousine" fo:font-weight="bold" officeooo:rsid="001d8535" officeooo:paragraph-rsid="001d8535" style:font-weight-asian="bold" style:font-weight-complex="bold"/>
    </style:style>
    <style:style style:name="P14" style:family="paragraph" style:parent-style-name="Standard">
      <style:text-properties style:font-name="Cousine" fo:font-weight="normal" officeooo:rsid="001c8e82" officeooo:paragraph-rsid="001c8e82" style:font-weight-asian="normal" style:font-weight-complex="normal"/>
    </style:style>
    <style:style style:name="P15" style:family="paragraph" style:parent-style-name="Standard">
      <style:text-properties style:font-name="Cousine" fo:font-weight="normal" officeooo:rsid="001d8535" officeooo:paragraph-rsid="001d8535" style:font-weight-asian="normal" style:font-weight-complex="normal"/>
    </style:style>
    <style:style style:name="P16" style:family="paragraph" style:parent-style-name="Standard">
      <style:text-properties style:font-name="Cousine" fo:font-weight="normal" officeooo:rsid="001d8535" officeooo:paragraph-rsid="001f0b03" style:font-weight-asian="normal" style:font-weight-complex="normal"/>
    </style:style>
    <style:style style:name="P17" style:family="paragraph" style:parent-style-name="Standard">
      <style:text-properties style:font-name="Cousine" fo:font-weight="normal" officeooo:rsid="001d8535" officeooo:paragraph-rsid="002115fe" style:font-weight-asian="normal" style:font-weight-complex="normal"/>
    </style:style>
    <style:style style:name="P18" style:family="paragraph" style:parent-style-name="Standard">
      <style:text-properties style:font-name="Cousine" fo:font-weight="normal" officeooo:rsid="001f0b03" officeooo:paragraph-rsid="001f0b03" style:font-weight-asian="normal" style:font-weight-complex="normal"/>
    </style:style>
    <style:style style:name="P19" style:family="paragraph" style:parent-style-name="Standard">
      <style:text-properties style:font-name="Cousine" fo:font-weight="normal" officeooo:rsid="0020a662" officeooo:paragraph-rsid="0020a662" style:font-weight-asian="normal" style:font-weight-complex="normal"/>
    </style:style>
    <style:style style:name="P20" style:family="paragraph" style:parent-style-name="Standard">
      <style:text-properties style:font-name="Cousine" fo:font-weight="normal" officeooo:rsid="002115fe" officeooo:paragraph-rsid="002115fe" style:font-weight-asian="normal" style:font-weight-complex="normal"/>
    </style:style>
    <style:style style:name="P21" style:family="paragraph" style:parent-style-name="Standard">
      <style:text-properties style:font-name="Cousine" fo:font-weight="normal" officeooo:rsid="001e7285" officeooo:paragraph-rsid="001e7285" style:font-weight-asian="normal" style:font-weight-complex="normal"/>
    </style:style>
    <style:style style:name="P22" style:family="paragraph" style:parent-style-name="Standard">
      <style:text-properties style:font-name="Cousine" fo:font-weight="normal" officeooo:rsid="001e867c" officeooo:paragraph-rsid="001e867c" style:font-weight-asian="normal" style:font-weight-complex="normal"/>
    </style:style>
    <style:style style:name="P23" style:family="paragraph" style:parent-style-name="Standard">
      <style:text-properties style:font-name="Cousine" fo:font-weight="normal" officeooo:rsid="0021c1f4" officeooo:paragraph-rsid="0021c1f4" style:font-weight-asian="normal" style:font-weight-complex="normal"/>
    </style:style>
    <style:style style:name="P24" style:family="paragraph" style:parent-style-name="Standard">
      <style:text-properties style:font-name="Cousine" fo:font-weight="normal" officeooo:rsid="0021ff9e" officeooo:paragraph-rsid="0021ff9e" style:font-weight-asian="normal" style:font-weight-complex="normal"/>
    </style:style>
    <style:style style:name="P2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Cousine" fo:font-weight="bold" officeooo:rsid="001c8e82" officeooo:paragraph-rsid="001c8e82" style:font-weight-asian="bold" style:font-weight-complex="bold"/>
    </style:style>
    <style:style style:name="P26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Cousine" fo:font-weight="bold" officeooo:rsid="001d8535" officeooo:paragraph-rsid="001d853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e7285" style:font-weight-asian="normal" style:font-weight-complex="normal"/>
    </style:style>
    <style:style style:name="T4" style:family="text">
      <style:text-properties officeooo:rsid="001d8535"/>
    </style:style>
    <style:style style:name="T5" style:family="text">
      <style:text-properties officeooo:rsid="001e7285"/>
    </style:style>
    <style:style style:name="T6" style:family="text">
      <style:text-properties officeooo:rsid="001e867c"/>
    </style:style>
    <style:style style:name="T7" style:family="text">
      <style:text-properties officeooo:rsid="001f0b03"/>
    </style:style>
    <style:style style:name="T8" style:family="text">
      <style:text-properties officeooo:rsid="002115fe"/>
    </style:style>
    <style:style style:name="T9" style:family="text">
      <style:text-properties officeooo:rsid="0021c0b7"/>
    </style:style>
    <style:style style:name="T10" style:family="text">
      <style:text-properties officeooo:rsid="0021c1f4"/>
    </style:style>
    <style:style style:name="T11" style:family="text">
      <style:text-properties officeooo:rsid="0021ff9e"/>
    </style:style>
    <style:style style:name="T12" style:family="text">
      <style:text-properties fo:color="#800000"/>
    </style:style>
    <style:style style:name="T13" style:family="text">
      <style:text-properties fo:color="#800000" officeooo:rsid="001f0b03"/>
    </style:style>
    <style:style style:name="T14" style:family="text">
      <style:text-properties fo:color="#800000" officeooo:rsid="002115fe"/>
    </style:style>
    <style:style style:name="T15" style:family="text">
      <style:text-properties officeooo:rsid="0022eb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balho Prático III– AEDS II</text:p>
      <text:p text:style-name="P2"/>
      <text:p text:style-name="P2"/>
      <text:p text:style-name="P2"/>
      <text:p text:style-name="P2"/>
      <text:p text:style-name="P2"/>
      <text:p text:style-name="P3">Interação </text:p>
      <text:p text:style-name="P3">Ligante-Proteína</text:p>
      <text:p text:style-name="P1"/>
      <text:p text:style-name="P2"/>
      <text:p text:style-name="P2"/>
      <text:p text:style-name="P2"/>
      <text:p text:style-name="P2"/>
      <text:p text:style-name="P2"/>
      <text:p text:style-name="P2">Nome: Luiz Otávio Resende Vasconcelos</text:p>
      <text:p text:style-name="P2">Matrícula: 2015042142</text:p>
      <text:p text:style-name="P2"/>
      <text:p text:style-name="P2"/>
      <text:p text:style-name="P2"/>
      <text:p text:style-name="P4">1 . Introdução</text:p>
      <text:p text:style-name="P4"/>
      <text:p text:style-name="P4"/>
      <text:p text:style-name="P2">O presente docuemento visa descrever a atividade prática desenvolvida na disciplina AEDS-II no curso de Ciência da Computação 2015/2.</text:p>
      <text:p text:style-name="P2"/>
      <text:p text:style-name="P2">Fora solicitado a que “mapeássemos” as posições dos átomos de uma proteína.</text:p>
      <text:p text:style-name="P2">Após isso, recebemos posições de ligantes que será comparado com os átomos de proteína e então descobrir uma possível interação dependendo da distância entre os dois.</text:p>
      <text:p text:style-name="P2"/>
      <text:p text:style-name="P2">O objetivo era a implementação de estuturas de dados abstratas(TAD) em forma de Árvore(octree) para fins de busca → <text:s/>com todos os átomos da proteína mapeados(distribuídos na árvore) se faz necessário muito menos comparações para encontrar os que estão próximos.</text:p>
      <text:p text:style-name="P2"/>
      <text:p text:style-name="P2">Também fora necessário implementar algorítmo de ordenação.</text:p>
      <text:p text:style-name="P2"/>
      <text:p text:style-name="P9">O presente trabalho pode ser encontrado em </text:p>
      <text:p text:style-name="P9"><text:s text:c="2"/>→ <text:s/>https://github.com/Luiz0tavio/interacao_ligante_proteina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>2 . Implementação</text:p>
      <text:p text:style-name="P2"/>
      <text:p text:style-name="P2"/>
      <text:p text:style-name="P2"/>
      <text:p text:style-name="P10">Estruturas abstratas de dados utilizadas:</text:p>
      <text:p text:style-name="P10"/>
      <text:p text:style-name="P10">→<text:span text:style-name="T4"> Estr<text:tab/>utura de um cubo:</text:span></text:p>
      <text:p text:style-name="P10"><text:s text:c="2"/><text:tab/><text:tab/> <text:s/>// <text:s/>- max/min [0] = x</text:p>
      <text:p text:style-name="P10"><text:s text:c="2"/><text:tab/><text:tab/> <text:s/>// <text:s/>- max/min [1] = y</text:p>
      <text:p text:style-name="P10"><text:s text:c="2"/><text:tab/><text:tab/> <text:s/>// <text:s/>- max/min [2] = z</text:p>
      <text:p text:style-name="P11"><text:tab/><text:tab/>typedef struct cube_str {</text:p>
      <text:p text:style-name="P11"><text:tab/><text:tab/><text:tab/> double max[3];</text:p>
      <text:p text:style-name="P11"><text:tab/> <text:s text:c="2"/><text:tab/><text:tab/> double min[3];</text:p>
      <text:p text:style-name="P25"><text:tab/><text:tab/>} Cube;</text:p>
      <text:p text:style-name="P11"/>
      <text:p text:style-name="P12"/>
      <text:p text:style-name="P12">→<text:span text:style-name="T5"> </text:span><text:span text:style-name="T3">Estrutura da folha:</text:span></text:p>
      <text:p text:style-name="P12"><text:tab/>typedef struct leaf_st {</text:p>
      <text:p text:style-name="P10"><text:s text:c="2"/><text:tab/><text:tab/> <text:s/>// boolena que verifica se a folha é de fato</text:p>
      <text:p text:style-name="P10"><text:s/><text:tab/><text:tab/> <text:s text:c="2"/>// uma folha ou um nó (se == 1 -&gt; folha)</text:p>
      <text:p text:style-name="P10"><text:s/><text:tab/><text:tab/> <text:s/><text:span text:style-name="T1"><text:s/>int is_leaf;</text:span></text:p>
      <text:p text:style-name="P10"><text:s/><text:tab/><text:tab/> <text:s text:c="2"/>// ponteiro que aponta para essa struct</text:p>
      <text:p text:style-name="P10"><text:s/><text:tab/><text:tab/> <text:s text:c="2"/>// ou seja, dentro de Leaf, temos um </text:p>
      <text:p text:style-name="P10"><text:s/><text:tab/><text:tab/> <text:s text:c="2"/>// "array de Leaf" com 8 filhos.</text:p>
      <text:p text:style-name="P10"><text:s/><text:tab/><text:tab/> <text:s/><text:span text:style-name="T1"><text:s/>struct leaf_st* sons[8];</text:span></text:p>
      <text:p text:style-name="P10"><text:s/><text:tab/><text:tab/> <text:s text:c="2"/>// cada folha também terá uma proteína.</text:p>
      <text:p text:style-name="P10"><text:s/><text:tab/><text:tab/> <text:s/><text:span text:style-name="T1"><text:s/>Protein protein;</text:span></text:p>
      <text:p text:style-name="P10"><text:s/><text:tab/><text:tab/> <text:s text:c="2"/>// cada folha também terá coordenadas de máx e mín</text:p>
      <text:p text:style-name="P10"><text:s/><text:tab/><text:tab/> <text:s text:c="2"/>// para saber-mos onde procurar por determinada proteína.</text:p>
      <text:p text:style-name="P10"><text:s/><text:tab/><text:tab/> <text:span text:style-name="T1"><text:s text:c="2"/>Cube coords;</text:span></text:p>
      <text:p text:style-name="P25"><text:tab/>} Leaf;</text:p>
      <text:p text:style-name="P11"/>
      <text:p text:style-name="P10"/>
      <text:p text:style-name="P10"/>
      <text:p text:style-name="P10">→<text:span text:style-name="T4"> Estrutura da proteína:</text:span></text:p>
      <text:p text:style-name="P11"><text:tab/>typedef struct prot_st {</text:p>
      <text:p text:style-name="P10"><text:s text:c="2"/><text:tab/><text:tab/> <text:s/>// point[] refere-se à cordenada da da Proteína:</text:p>
      <text:p text:style-name="P10"><text:s text:c="3"/><text:tab/><text:tab/> <text:s/>// Sendo:</text:p>
      <text:p text:style-name="P10"><text:s text:c="2"/><text:tab/><text:tab/> <text:s/>// <text:s/>- point[0] = x</text:p>
      <text:p text:style-name="P10"><text:s text:c="4"/><text:tab/><text:tab/> <text:s/>// <text:s/>- point[1] = y</text:p>
      <text:p text:style-name="P10"><text:s text:c="4"/><text:tab/><text:tab/> <text:s/>// <text:s/>- point[2] = z</text:p>
      <text:p text:style-name="P11"><text:s text:c="3"/><text:tab/><text:tab/> double point[3];</text:p>
      <text:p text:style-name="P11"><text:s text:c="2"/><text:tab/><text:tab/> <text:s/>int isSet;</text:p>
      <text:p text:style-name="P25"><text:tab/>} Protein;</text:p>
      <text:p text:style-name="P11"><text:soft-page-break/></text:p>
      <text:p text:style-name="P11"/>
      <text:p text:style-name="P14">→<text:span text:style-name="T4"> Estrutura do ligante:</text:span></text:p>
      <text:p text:style-name="P13"><text:tab/>typedef struct lig_st {</text:p>
      <text:p text:style-name="P13"><text:s text:c="3"/><text:tab/><text:tab/><text:span text:style-name="T2"> // point[] refere-se à cordenada do Ligante:</text:span></text:p>
      <text:p text:style-name="P15"><text:s text:c="4"/><text:tab/><text:tab/>// Sendo:</text:p>
      <text:p text:style-name="P15"><text:s text:c="4"/><text:tab/><text:tab/>// <text:s/>- point[0] = x</text:p>
      <text:p text:style-name="P15"><text:s text:c="3"/><text:tab/><text:tab/> // <text:s/>- point[1] = y</text:p>
      <text:p text:style-name="P15"><text:s text:c="3"/><text:tab/><text:tab/> // <text:s/>- point[2] = z</text:p>
      <text:p text:style-name="P13"><text:s text:c="3"/><text:tab/><text:tab/> double point[3];</text:p>
      <text:p text:style-name="P13"><text:s text:c="3"/><text:tab/><text:tab/> char name[11];</text:p>
      <text:p text:style-name="P13"><text:s text:c="3"/><text:tab/><text:tab/> int sum;</text:p>
      <text:p text:style-name="P13"><text:s text:c="4"/><text:tab/><text:tab/>struct lig_st *prox;</text:p>
      <text:p text:style-name="P26"><text:tab/>} Ligante;</text:p>
      <text:p text:style-name="P13"/>
      <text:p text:style-name="P13"/>
      <text:p text:style-name="P13"/>
      <text:p text:style-name="P15">→ Lista para ordenar os ligantes:</text:p>
      <text:p text:style-name="P13"><text:tab/>typedef struct ligante_list_st{</text:p>
      <text:p text:style-name="P13"><text:s text:c="2"/><text:tab/><text:tab/> <text:s/>Ligante *header;</text:p>
      <text:p text:style-name="P26">}<text:tab/>LiganteList;</text:p>
      <text:p text:style-name="P13"/>
      <text:p text:style-name="P13"/>
      <text:p text:style-name="P5"/>
      <text:p text:style-name="P15"/>
      <text:p text:style-name="P18">Funções:</text:p>
      <text:p text:style-name="P18"/>
      <text:p text:style-name="P18"/>
      <text:p text:style-name="P18"><text:tab/>→ Leaf* <text:span text:style-name="T12">findLeaf</text:span>(Leaf* root, double* point);</text:p>
      <text:p text:style-name="P18">Encontra a folha na árvore a partir do 'point'</text:p>
      <text:p text:style-name="P18">Caso encontre um nó, é chamada novamente recursivamente.</text:p>
      <text:p text:style-name="P18"/>
      <text:p text:style-name="P18"/>
      <text:p text:style-name="P18"><text:tab/>→ void <text:span text:style-name="T12">freeLeafs</text:span>(Leaf *root);</text:p>
      <text:p text:style-name="P18">Limpa toda a árvore ao final da execução.</text:p>
      <text:p text:style-name="P18"/>
      <text:p text:style-name="P18"/>
      <text:p text:style-name="P18"><text:tab/>→ void <text:span text:style-name="T12">setProtein</text:span>(Leaf* leaf, Protein new_protein);</text:p>
      <text:p text:style-name="P18">Pega as coordenadas da proteína inserida no STDIN e seta numa nova proteína.</text:p>
      <text:p text:style-name="P18"/>
      <text:p text:style-name="P18"/>
      <text:p text:style-name="P18"><text:tab/>→ void <text:span text:style-name="T12">setCubeCoords</text:span>(Leaf *leaf);</text:p>
      <text:p text:style-name="P18">Recebe no STDIN as coordenadas do um novo cubo e insere nele.</text:p>
      <text:p text:style-name="P15"/>
      <text:p text:style-name="P15"/>
      <text:p text:style-name="P16"><text:tab/>→<text:span text:style-name="T7"> void </text:span><text:span text:style-name="T13">splitCubes</text:span><text:span text:style-name="T7">(Leaf* leaf, double half_edge[]);</text:span></text:p>
      <text:p text:style-name="P18">Divide uma folha em folhas e a torna um nó.</text:p>
      <text:p text:style-name="P18"><text:soft-page-break/></text:p>
      <text:p text:style-name="P18"/>
      <text:p text:style-name="P18"><text:tab/>→ Ligante <text:span text:style-name="T12">getNewLigante</text:span>(char* str);</text:p>
      <text:p text:style-name="P18">Cria um novo ligante e insere nele as coordenadas inseridas no STDIN</text:p>
      <text:p text:style-name="P15"/>
      <text:p text:style-name="P16"><text:tab/>→<text:span text:style-name="T7"> void </text:span><text:span text:style-name="T13">insertOnMiddle</text:span><text:span text:style-name="T7">(Ligante* new_ligante, Ligante* aux);</text:span></text:p>
      <text:p text:style-name="P18">Insere o ligante no meio da lista de ligantes ordenada.</text:p>
      <text:p text:style-name="P18"/>
      <text:p text:style-name="P18"><text:tab/>→ void putLiganteOnLiganteList(Ligante new_ligante, LiganteList* ligant_list);</text:p>
      <text:p text:style-name="P18">Insere o ligante na lista de ligantes de forma ordenada.</text:p>
      <text:p text:style-name="P15"/>
      <text:p text:style-name="P19"/>
      <text:p text:style-name="P19"><text:tab/>→ Protein <text:span text:style-name="T12">getNewProtein</text:span>(char* str);</text:p>
      <text:p text:style-name="P19">Cria um nova proteína e insere nela as coordenadas inseridas no STDIN</text:p>
      <text:p text:style-name="P15"/>
      <text:p text:style-name="P15"/>
      <text:p text:style-name="P17"><text:tab/>→<text:span text:style-name="T8"> void </text:span><text:span text:style-name="T14">getPointsInsideBox</text:span><text:span text:style-name="T8">(Leaf* leaf, Ligante lig, double cubeLig_edge, int *sum);</text:span></text:p>
      <text:p text:style-name="P20">Função solicitada na descrição.</text:p>
      <text:p text:style-name="P20">Conta e soma de forma recursiva todas as interações Ligante/Proteína.</text:p>
      <text:p text:style-name="P15"/>
      <text:p text:style-name="P20"/>
      <text:p text:style-name="P20"><text:tab/>→ void <text:span text:style-name="T12">printResult</text:span>(LiganteList* ligant_list);</text:p>
      <text:p text:style-name="P20">Função de STDOUT exibe na tela os resultados</text:p>
      <text:p text:style-name="P15"/>
      <text:p text:style-name="P15"/>
      <text:p text:style-name="P15"/>
      <text:p text:style-name="P6"><text:span text:style-name="T9">3 . </text:span><text:s/><text:span text:style-name="T5">Testes</text:span></text:p>
      <text:p text:style-name="P6"/>
      <text:p text:style-name="P13"/>
      <text:p text:style-name="P21">A maioria dos testes são feitos com 'printf()' e utilizando o GDB.</text:p>
      <text:p text:style-name="P21">O primeiro teste com imput executado fora afim de descobrir se a àrvore estava armazenando corretamente os átomos de proteína.</text:p>
      <text:p text:style-name="P21"/>
      <text:p text:style-name="P21">→<text:span text:style-name="T6"> primeiro fora inserido valores pequenos e fáceis de calcular</text:span></text:p>
      <text:p text:style-name="P22"><text:tab/>Ex: <text:tab/>min&lt;0, 0, 0&gt;<text:tab/> máx&lt;10, 10, 10&gt;</text:p>
      <text:p text:style-name="P22">após verificar a inserção correta na árvore</text:p>
      <text:p text:style-name="P22"/>
      <text:p text:style-name="P22">→ verifiquei se estava contando as interações corretamente.</text:p>
      <text:p text:style-name="P22"><text:tab/>Novamente: inserindo valores redondos, 3 proteínas e 1 ligante.</text:p>
      <text:p text:style-name="P22">Valores que eu pudesse calcular facilmente e ver se batem.</text:p>
      <text:p text:style-name="P22"/>
      <text:p text:style-name="P22">→ utilizei <text:span text:style-name="T10">também </text:span>os arquivos fornecidos no Moodle.</text:p>
      <text:p text:style-name="P22"/>
      <text:p text:style-name="P22"/>
      <text:p text:style-name="P22"/>
      <text:p text:style-name="P22"/>
      <text:p text:style-name="P22"><text:soft-page-break/></text:p>
      <text:p text:style-name="P22"/>
      <text:p text:style-name="P7">4. Análise de complexidade</text:p>
      <text:p text:style-name="P7"/>
      <text:p text:style-name="P23"/>
      <text:p text:style-name="P23">Leaf* <text:span text:style-name="T12">findLeaf</text:span>(Leaf* root, double* point) ;</text:p>
      <text:p text:style-name="P23"><text:tab/>→ função recursiva. <text:bookmark-start text:name="__DdeLink__53_390613810"/>No melhor caso, faço apenas O(1): quando a folha a ser encontrada é a raiz, por exemplo. No pior caso preciso fazer nlog8(n) → O(nlogn) .<text:bookmark-end text:name="__DdeLink__53_390613810"/></text:p>
      <text:p text:style-name="P23"/>
      <text:p text:style-name="P23"><text:s/>void <text:span text:style-name="T12">freeLeafs</text:span>(Leaf *root) :</text:p>
      <text:p text:style-name="P23"><text:tab/><text:bookmark-start text:name="__DdeLink__60_390613810"/>→ novamente. Função recursiva que desaloca todos os filhos. No melhor caso, faço apenas O(1): <text:s/>No pior caso preciso fazer nlog8(n) → O(nlogn).<text:bookmark-end text:name="__DdeLink__60_390613810"/></text:p>
      <text:p text:style-name="P23"/>
      <text:p text:style-name="P23">void <text:span text:style-name="T12">setProtein</text:span>(Leaf* leaf, Protein new_protein) :</text:p>
      <text:p text:style-name="P23"><text:tab/>→ função recursiva. Contém duas chamadas recursivas nlogn → melhor caso. </text:p>
      <text:p text:style-name="P23">Porém, contém a função , <text:span text:style-name="T11">e a chama, </text:span><text:span text:style-name="T12">splitCubes</text:span> que é O(n²) <text:span text:style-name="T11">no pior caso.</text:span></text:p>
      <text:p text:style-name="P23"/>
      <text:p text:style-name="P24"><text:s/></text:p>
      <text:p text:style-name="P24"/>
      <text:p text:style-name="P24">void <text:span text:style-name="T12">insertOnMiddle</text:span>(Ligante* new_ligante, Ligante* aux);</text:p>
      <text:p text:style-name="P24">void <text:span text:style-name="T12">setCubeCoords</text:span>(Leaf *leaf) </text:p>
      <text:p text:style-name="P24">Ligante <text:span text:style-name="T12">getNewLigante</text:span>(char* str) ;</text:p>
      <text:p text:style-name="P24">void <text:span text:style-name="T12">insertOnMiddle</text:span>(Ligante* new_ligante, Ligante* aux);</text:p>
      <text:p text:style-name="P24">Protein <text:span text:style-name="T12">getNewProtein</text:span>(char* str) ;</text:p>
      <text:p text:style-name="P24"><text:tab/>→ O(1) apenas atribuições.</text:p>
      <text:p text:style-name="P24"/>
      <text:p text:style-name="P24"/>
      <text:p text:style-name="P24">void <text:span text:style-name="T12">putLiganteOnLiganteList</text:span>(Ligante new_ligante, LiganteList* ligant_list)</text:p>
      <text:p text:style-name="P24"><text:tab/>→ função com 1 loop. Chama a função <text:s/>insertOnMiddle que é O(1), só faz atribuições.</text:p>
      <text:p text:style-name="P24">Logo ela é O(n).</text:p>
      <text:p text:style-name="P24"/>
      <text:p text:style-name="P24"/>
      <text:p text:style-name="P24">void <text:span text:style-name="T12">getPointsInsideBox</text:span>(Leaf* leaf, Ligante lig, double cubeLig_edge, int *sum) ;</text:p>
      <text:p text:style-name="P24"><text:span text:style-name="T10"><text:tab/>→ novamente. </text:span>No melhor caso, o cubo do ligante está apenas dentro de um cubo da árvore.</text:p>
      <text:p text:style-name="P24"><text:span text:style-name="T10">No pior caso preciso fazer nlog8(n) → O(nlogn).</text:span></text:p>
      <text:p text:style-name="P24"/>
      <text:p text:style-name="P24"/>
      <text:p text:style-name="P24">void <text:span text:style-name="T12">printResult</text:span>(LiganteList* ligant_list);</text:p>
      <text:p text:style-name="P24"><text:tab/>→ um loop : O(n)</text:p>
      <text:p text:style-name="P24"/>
      <text:p text:style-name="P24"><text:soft-page-break/></text:p>
      <text:p text:style-name="P8"><text:span text:style-name="T15">5</text:span>. Conclusão</text:p>
      <text:p text:style-name="P8"/>
      <text:p text:style-name="P24"/>
      <text:p text:style-name="P24">Árvore é um excelentes método de busca. Te permite dividir o espaço em subespaços e você precisará fazer muito menos comparações do que você teria que fazer se não a implementasse.</text:p>
      <text:p text:style-name="P24">Após o entendimento na disciplina, consigo pressupor muitos problemas práticos que envolvem pesquisa sendo muito melhores selecionados empregando árvores de buscas.</text:p>
      <text:p text:style-name="P24"/>
      <text:p text:style-name="P24"/>
      <text:p text:style-name="P24"/>
      <text:p text:style-name="P24"/>
      <text:p text:style-name="P24"/>
      <text:p text:style-name="P8"><text:span text:style-name="T15">6</text:span> . Referências</text:p>
      <text:p text:style-name="P8"/>
      <text:p text:style-name="P8"/>
      <text:p text:style-name="P24">→ Projetos de Algorítmos – com implementações em Java e C++ Nivio Ziviani</text:p>
      <text:p text:style-name="P24"/>
      <text:p text:style-name="P24">→ Slides – minhaUFMG Moodl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ousine" svg:font-family="Cousine" style:font-family-generic="modern" style:font-pitch="fixed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nos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pt" fo:country="B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22:44:09.370477665</meta:creation-date>
    <dc:date>2015-12-04T07:18:00.778541616</dc:date>
    <meta:editing-duration>PT31M46S</meta:editing-duration>
    <meta:editing-cycles>10</meta:editing-cycles>
    <meta:generator>LibreOffice/5.0.3.2$Linux_X86_64 LibreOffice_project/00m0$Build-2</meta:generator>
    <meta:document-statistic meta:table-count="0" meta:image-count="0" meta:object-count="0" meta:page-count="6" meta:paragraph-count="128" meta:word-count="900" meta:character-count="5918" meta:non-whitespace-character-count="4881"/>
  </office:meta>
</office:document-meta>
</file>